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d649" officeooo:paragraph-rsid="0019d649"/>
    </style:style>
    <style:style style:name="P2" style:family="paragraph" style:parent-style-name="Standard">
      <style:paragraph-properties fo:text-align="start" style:justify-single-word="false"/>
      <style:text-properties officeooo:paragraph-rsid="0019d649"/>
    </style:style>
    <style:style style:name="T1" style:family="text">
      <style:text-properties officeooo:rsid="0019d6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span text:style-name="T1">The role of assistive technology in lives of people with disabilities is not to compensate or to adapt for missing or delaying functions; it is also used to support for everyday living in targeted performance areas [Tro89]. Wheelchairs act as one such assistive technology which has evolved over centuries. Electric Powered wheelchairs are available which help the patients with mobility impairment to travel from point A to point B using a joystick control [Dic10]. However, there are often medical conditions when patients become incapable of moving even a single finger to control a joystick. For such patients assistive technologies have been devised which help them regain their strength if possible. A post traumatic impairment could be temporary or permanent. Therapy works well in case of </text:span>temporary impairment since the patient shows signs of internal recovery. But, in cases of permanent impairment where there is no sign of recovery, life becomes stagnant for such patients. An example would be of a patient fighting the ALS (Amyotrophic Lateral Sclerosis). In order to improve the quality of life of these patients and to make them capable of performing ADLs (Activities of Daily Living) to a certain extent, there is a need for "smart" autonomous wheelchairs.</text:p>
      <text:p text:style-name="P2"/>
      <text:p text:style-name="P2">Recently, smart and intelligent wheelchairs have been conceptualized by embedding a range of sensors for patient monitoring and control [Pos14], [Pos12]. Such systems assist the care-takers, nurses, and doctors to keep track of patient health, but with little regard to patient’s improvement in performing ADLs. Autonomous wheelchairs are an attempt at making the patient independent in terms of making decisions for themselves, removing the need for them to continually rely on other people for transportation. Autonomous wheelchairs may not help the patient regain the motor neuron activity, but will definitely improve their quality of living. </text:p>
      <text:p text:style-name="P2"/>
      <text:p text:style-name="P2">Research in the field of autonomous robots is directly applicable to a wheelchair, because a wheelchair is a two wheel differential drive robot chassis with additional idler wheels. Developing an autonomous wheelchair is similar to developing any other autonomous robot but the challenge is to choose the most suitable control algorithm from a large pool of available algorithms. One such algorithm is called SLAM - Simultaneous Localization and Mapping. SLAM is essential to autonomous robots as it facilitates autonomous navigation by building a map of the environment and estimating the position of the robot within the said map [RB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3:52:05.145121864</meta:creation-date>
    <dc:date>2021-10-13T13:53:16.750860011</dc:date>
    <meta:editing-duration>PT1M11S</meta:editing-duration>
    <meta:editing-cycles>1</meta:editing-cycles>
    <meta:document-statistic meta:table-count="0" meta:image-count="0" meta:object-count="0" meta:page-count="1" meta:paragraph-count="4" meta:word-count="397" meta:character-count="2569" meta:non-whitespace-character-count="2175"/>
    <meta:generator>LibreOffice/6.0.7.3$Linux_X86_64 LibreOffice_project/00m0$Build-3</meta:generator>
  </office:meta>
</office:document-meta>
</file>